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# characters of String </text:p>
      <text:p text:style-name="Standard"><text:s text:c="2"/></text:p>
      <text:p text:style-name="Standard">String1 = "GeeksForGeeks"</text:p>
      <text:p text:style-name="Standard">print("Initial String: ") </text:p>
      <text:p text:style-name="Standard">print(String1) </text:p>
      <text:p text:style-name="Standard"><text:s text:c="2"/></text:p>
      <text:p text:style-name="Standard"># Printing First character </text:p>
      <text:p text:style-name="Standard">print("\nFirst character of String is: ") </text:p>
      <text:p text:style-name="Standard">print(String1[0]) </text:p>
      <text:p text:style-name="Standard"><text:s text:c="2"/></text:p>
      <text:p text:style-name="Standard"># Printing Last character </text:p>
      <text:p text:style-name="Standard">print("\nLast character of String is: ") </text:p>
      <text:p text:style-name="Standard">print(String1[-1]) </text:p>
      <text:p text:style-name="Standard"><text:s text:c="2"/></text:p>
      <text:p text:style-name="Standard"># Printing 3rd to 12th character </text:p>
      <text:p text:style-name="Standard">print("\nSlicing characters from 3-12: ") </text:p>
      <text:p text:style-name="Standard">print(String1[3:12]) </text:p>
      <text:p text:style-name="Standard"><text:s text:c="2"/></text:p>
      <text:p text:style-name="Standard"># Printing characters between <text:s/></text:p>
      <text:p text:style-name="Standard"># 3rd and 2nd last character </text:p>
      <text:p text:style-name="Standard">print("\nSlicing characters between " +</text:p>
      <text:p text:style-name="Standard"><text:s text:c="4"/>"3rd and 2nd last character: ") </text:p>
      <text:p text:style-name="Standard">print(String1[3:-2]) </text:p>
      <text:p text:style-name="Standard"/>
      <text:p text:style-name="Standard"/>
      <text:p text:style-name="Standard"/>
      <text:p text:style-name="Standard"># Python Program for </text:p>
      <text:p text:style-name="Standard"># Formatting of Strings </text:p>
      <text:p text:style-name="Standard"><text:s text:c="2"/></text:p>
      <text:p text:style-name="Standard"># Default order </text:p>
      <text:p text:style-name="Standard">String1 = "{} {} {}".format('Geeks', 'For', 'Life') </text:p>
      <text:p text:style-name="Standard">print("Print String in default order: ") </text:p>
      <text:p text:style-name="Standard">print(String1) </text:p>
      <text:p text:style-name="Standard"><text:s text:c="2"/></text:p>
      <text:p text:style-name="Standard"># Positional Formatting </text:p>
      <text:p text:style-name="Standard">String1 = "{1} {0} {2}".format('Geeks', 'For', 'Life') </text:p>
      <text:p text:style-name="Standard">print("\nPrint String in Positional order: ") </text:p>
      <text:p text:style-name="Standard">print(String1) </text:p>
      <text:p text:style-name="Standard"><text:s text:c="2"/></text:p>
      <text:p text:style-name="Standard"># Keyword Formatting </text:p>
      <text:p text:style-name="Standard">String1 = "{l} {f} {g}".format(g = 'Geeks', f = 'For', l = 'Life') </text:p>
      <text:p text:style-name="Standard">print("\nPrint String in order of Keywords: ") </text:p>
      <text:p text:style-name="Standard">print(String1) </text:p>
      <text:p text:style-name="Standard"><text:s text:c="2"/></text:p>
      <text:p text:style-name="Standard"># Formatting of Integers </text:p>
      <text:p text:style-name="Standard">String1 = "{0:b}".format(16) </text:p>
      <text:p text:style-name="Standard">print("\nBinary representation of 16 is ") </text:p>
      <text:p text:style-name="Standard">print(String1) </text:p>
      <text:p text:style-name="Standard"><text:s text:c="2"/></text:p>
      <text:p text:style-name="Standard"># Formatting of Floats </text:p>
      <text:p text:style-name="Standard">String1 = "{0:e}".format(165.6458) </text:p>
      <text:p text:style-name="Standard"><text:soft-page-break/>print("\nExponent representation of 165.6458 is ") </text:p>
      <text:p text:style-name="Standard">print(String1) </text:p>
      <text:p text:style-name="Standard"><text:s text:c="2"/></text:p>
      <text:p text:style-name="Standard"># Rounding off Integers </text:p>
      <text:p text:style-name="Standard">String1 = "{0:.2f}".format(1/6) </text:p>
      <text:p text:style-name="Standard">print("\none-sixth is : ") </text:p>
      <text:p text:style-name="Standard">print(String1) </text:p>
      <text:p text:style-name="Standard"><text:s text:c="2"/></text:p>
      <text:p text:style-name="Standard"># String alignment </text:p>
      <text:p text:style-name="Standard">String1 = "|{:&lt;10}|{:^10}|{:&gt;10}|".format('Geeks','for','Geeks') </text:p>
      <text:p text:style-name="Standard">print("\nLeft, center and right alignment with Formatting: ") </text:p>
      <text:p text:style-name="Standard">print(String1) </text:p>
      <text:p text:style-name="Standard"/>
      <text:p text:style-name="Standard"/>
      <text:p text:style-name="Standard"># Python Program for </text:p>
      <text:p text:style-name="Standard"># Old Style Formatting </text:p>
      <text:p text:style-name="Standard"># of Integers </text:p>
      <text:p text:style-name="Standard"><text:s text:c="2"/></text:p>
      <text:p text:style-name="Standard">Integer1 = 12.3456789</text:p>
      <text:p text:style-name="Standard">print("Formatting in 3.2f format: ") </text:p>
      <text:p text:style-name="Standard">print('The value of Integer1 is %3.2f' %Integer1) </text:p>
      <text:p text:style-name="Standard">print("\nFormatting in 3.4f format: ") </text:p>
      <text:p text:style-name="Standard">print('The value of Integer1 is %3.4f' %Integer1) </text:p>
      <text:p text:style-name="Standard"/>
      <text:p text:style-name="Standard"/>
      <text:p text:style-name="Standard"># Python Program to Update </text:p>
      <text:p text:style-name="Standard"># entire String </text:p>
      <text:p text:style-name="Standard"><text:s text:c="2"/></text:p>
      <text:p text:style-name="Standard">String1 = "Hello, I'm a Geek"</text:p>
      <text:p text:style-name="Standard">print("Initial String: ") </text:p>
      <text:p text:style-name="Standard">print(String1) </text:p>
      <text:p text:style-name="Standard"><text:s text:c="2"/></text:p>
      <text:p text:style-name="Standard"># Updating a String </text:p>
      <text:p text:style-name="Standard">String1 = "Welcome to the Geek World"</text:p>
      <text:p text:style-name="Standard">print("\nUpdated String: ") </text:p>
      <text:p text:style-name="Standard">print(String1) </text:p>
      <text:p text:style-name="Standard"/>
      <text:p text:style-name="Standard"/>
      <text:p text:style-name="Standard"># Python Program for </text:p>
      <text:p text:style-name="Standard"># Creation of String </text:p>
      <text:p text:style-name="Standard"><text:s text:c="2"/></text:p>
      <text:p text:style-name="Standard"># Creating a String <text:s/></text:p>
      <text:p text:style-name="Standard"># with single Quotes </text:p>
      <text:p text:style-name="Standard">String1 = 'Welcome to the Geeks World'</text:p>
      <text:p text:style-name="Standard">print("String with the use of Single Quotes: ") </text:p>
      <text:p text:style-name="Standard">print(String1) </text:p>
      <text:p text:style-name="Standard"><text:s text:c="2"/></text:p>
      <text:p text:style-name="Standard"># Creating a String </text:p>
      <text:p text:style-name="Standard"># with double Quotes </text:p>
      <text:p text:style-name="Standard">String1 = "I'm a Geek"</text:p>
      <text:p text:style-name="Standard">print("\nString with the use of Double Quotes: ") </text:p>
      <text:p text:style-name="Standard">print(String1) </text:p>
      <text:p text:style-name="Standard"><text:soft-page-break/><text:s text:c="2"/></text:p>
      <text:p text:style-name="Standard"># Creating a String </text:p>
      <text:p text:style-name="Standard"># with triple Quotes </text:p>
      <text:p text:style-name="Standard">String1 = '''I'm a Geek and I live in a world of "Geeks"'''</text:p>
      <text:p text:style-name="Standard">print("\nString with the use of Triple Quotes: ") </text:p>
      <text:p text:style-name="Standard">print(String1) </text:p>
      <text:p text:style-name="Standard"><text:s text:c="2"/></text:p>
      <text:p text:style-name="Standard"># Creating String with triple </text:p>
      <text:p text:style-name="Standard"># Quotes allows multiple lines </text:p>
      <text:p text:style-name="Standard">String1 = '''Geeks </text:p>
      <text:p text:style-name="Standard"><text:s text:c="12"/>For </text:p>
      <text:p text:style-name="Standard"><text:s text:c="12"/>Life'''</text:p>
      <text:p text:style-name="Standard">print("\nCreating a multiline String: ") </text:p>
      <text:p text:style-name="Standard">print(String1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7T11:33:01.762236697</meta:creation-date>
    <dc:date>2019-09-27T11:36:04.193595912</dc:date>
    <meta:editing-duration>PT3M4S</meta:editing-duration>
    <meta:editing-cycles>1</meta:editing-cycles>
    <meta:document-statistic meta:table-count="0" meta:image-count="0" meta:object-count="0" meta:page-count="3" meta:paragraph-count="108" meta:word-count="364" meta:character-count="2623" meta:non-whitespace-character-count="2200"/>
    <meta:generator>LibreOffice/6.2.6.2$Linux_X86_64 LibreOffice_project/20$Build-2</meta:generator>
  </office:meta>
</office:document-meta>
</file>